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cpuWsd" table:style-name="ta1">
        <table:shapes>
          <draw:frame draw:z-index="0" draw:style-name="gr1" draw:text-style-name="P1" svg:width="449.09pt" svg:height="341.86pt" svg:x="486.51pt" svg:y="32.37pt">
            <loext:p draw:notify-on-update-of-ranges="data_cpuWsd.E2:data_cpuWsd.E38 data_cpuWsd.E1:data_cpuWsd.E1 data_cpuWsd.A2:data_cpuWsd.A38 data_cpuWsd.F2:data_cpuWsd.F38 data_cpuWsd.F2:data_cpuWsd.F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an in MiB</text:p>
          </table:table-cell>
          <table:table-cell office:value-type="string" calcext:value-type="string">
            <text:p>sd in MiB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table:formula="of:=[.C2]/(1024*1024)" office:value-type="float" office:value="515.297487745098" calcext:value-type="float">
            <text:p>515.2974877451</text:p>
          </table:table-cell>
          <table:table-cell table:formula="of:=[.D2]/(1024*1024)" office:value-type="float" office:value="0.355675053929059" calcext:value-type="float">
            <text:p>0.3556750539</text:p>
          </table:table-cell>
          <table:table-cell office:value-type="float" office:value="540328578.509804" calcext:value-type="float">
            <text:p>540328578.509804</text:p>
          </table:table-cell>
          <table:table-cell office:value-type="float" office:value="372952.325348717" calcext:value-type="float">
            <text:p>372952.325348717</text:p>
          </table:table-cell>
          <table:table-cell office:value-type="float" office:value="0" calcext:value-type="float">
            <text:p>0</text:p>
          </table:table-cell>
          <table:table-cell table:formula="of:=[.B2]/2" office:value-type="float" office:value="0.17783752696453" calcext:value-type="float">
            <text:p>0.177837527</text:p>
          </table:table-cell>
        </table:table-row>
        <table:table-row table:style-name="ro1">
          <table:table-cell table:formula="of:=[.C3]/(1024*1024)" office:value-type="float" office:value="515.511948529411" calcext:value-type="float">
            <text:p>515.5119485294</text:p>
          </table:table-cell>
          <table:table-cell table:formula="of:=[.D3]/(1024*1024)" office:value-type="float" office:value="0.354358165320124" calcext:value-type="float">
            <text:p>0.3543581653</text:p>
          </table:table-cell>
          <table:table-cell office:value-type="float" office:value="540553456.941176" calcext:value-type="float">
            <text:p>540553456.941176</text:p>
          </table:table-cell>
          <table:table-cell office:value-type="float" office:value="371571.467558714" calcext:value-type="float">
            <text:p>371571.467558714</text:p>
          </table:table-cell>
          <table:table-cell office:value-type="float" office:value="0.5" calcext:value-type="float">
            <text:p>0.5</text:p>
          </table:table-cell>
          <table:table-cell table:formula="of:=[.B3]/2" office:value-type="float" office:value="0.177179082660062" calcext:value-type="float">
            <text:p>0.1771790827</text:p>
          </table:table-cell>
        </table:table-row>
        <table:table-row table:style-name="ro1">
          <table:table-cell table:formula="of:=[.C4]/(1024*1024)" office:value-type="float" office:value="515.673483455882" calcext:value-type="float">
            <text:p>515.6734834559</text:p>
          </table:table-cell>
          <table:table-cell table:formula="of:=[.D4]/(1024*1024)" office:value-type="float" office:value="0.305337024498196" calcext:value-type="float">
            <text:p>0.3053370245</text:p>
          </table:table-cell>
          <table:table-cell office:value-type="float" office:value="540722838.588235" calcext:value-type="float">
            <text:p>540722838.588235</text:p>
          </table:table-cell>
          <table:table-cell office:value-type="float" office:value="320169.07580022" calcext:value-type="float">
            <text:p>320169.07580022</text:p>
          </table:table-cell>
          <table:table-cell office:value-type="float" office:value="1" calcext:value-type="float">
            <text:p>1</text:p>
          </table:table-cell>
          <table:table-cell table:formula="of:=[.B4]/2" office:value-type="float" office:value="0.152668512249098" calcext:value-type="float">
            <text:p>0.1526685122</text:p>
          </table:table-cell>
        </table:table-row>
        <table:table-row table:style-name="ro1">
          <table:table-cell table:formula="of:=[.C5]/(1024*1024)" office:value-type="float" office:value="515.69868259804" calcext:value-type="float">
            <text:p>515.698682598</text:p>
          </table:table-cell>
          <table:table-cell table:formula="of:=[.D5]/(1024*1024)" office:value-type="float" office:value="0.307862087146262" calcext:value-type="float">
            <text:p>0.3078620871</text:p>
          </table:table-cell>
          <table:table-cell office:value-type="float" office:value="540749261.803922" calcext:value-type="float">
            <text:p>540749261.803922</text:p>
          </table:table-cell>
          <table:table-cell office:value-type="float" office:value="322816.795891479" calcext:value-type="float">
            <text:p>322816.795891479</text:p>
          </table:table-cell>
          <table:table-cell office:value-type="float" office:value="1.5" calcext:value-type="float">
            <text:p>1.5</text:p>
          </table:table-cell>
          <table:table-cell table:formula="of:=[.B5]/2" office:value-type="float" office:value="0.153931043573131" calcext:value-type="float">
            <text:p>0.1539310436</text:p>
          </table:table-cell>
        </table:table-row>
        <table:table-row table:style-name="ro1">
          <table:table-cell table:formula="of:=[.C6]/(1024*1024)" office:value-type="float" office:value="515.701056985294" calcext:value-type="float">
            <text:p>515.7010569853</text:p>
          </table:table-cell>
          <table:table-cell table:formula="of:=[.D6]/(1024*1024)" office:value-type="float" office:value="0.303477518261359" calcext:value-type="float">
            <text:p>0.3034775183</text:p>
          </table:table-cell>
          <table:table-cell office:value-type="float" office:value="540751751.529412" calcext:value-type="float">
            <text:p>540751751.529412</text:p>
          </table:table-cell>
          <table:table-cell office:value-type="float" office:value="318219.242188423" calcext:value-type="float">
            <text:p>318219.242188423</text:p>
          </table:table-cell>
          <table:table-cell office:value-type="float" office:value="2" calcext:value-type="float">
            <text:p>2</text:p>
          </table:table-cell>
          <table:table-cell table:formula="of:=[.B6]/2" office:value-type="float" office:value="0.15173875913068" calcext:value-type="float">
            <text:p>0.1517387591</text:p>
          </table:table-cell>
        </table:table-row>
        <table:table-row table:style-name="ro1">
          <table:table-cell table:formula="of:=[.C7]/(1024*1024)" office:value-type="float" office:value="515.69868259804" calcext:value-type="float">
            <text:p>515.698682598</text:p>
          </table:table-cell>
          <table:table-cell table:formula="of:=[.D7]/(1024*1024)" office:value-type="float" office:value="0.303872125743075" calcext:value-type="float">
            <text:p>0.3038721257</text:p>
          </table:table-cell>
          <table:table-cell office:value-type="float" office:value="540749261.803922" calcext:value-type="float">
            <text:p>540749261.803922</text:p>
          </table:table-cell>
          <table:table-cell office:value-type="float" office:value="318633.018123171" calcext:value-type="float">
            <text:p>318633.018123171</text:p>
          </table:table-cell>
          <table:table-cell office:value-type="float" office:value="2.5" calcext:value-type="float">
            <text:p>2.5</text:p>
          </table:table-cell>
          <table:table-cell table:formula="of:=[.B7]/2" office:value-type="float" office:value="0.151936062871538" calcext:value-type="float">
            <text:p>0.1519360629</text:p>
          </table:table-cell>
        </table:table-row>
        <table:table-row table:style-name="ro1">
          <table:table-cell table:formula="of:=[.C8]/(1024*1024)" office:value-type="float" office:value="515.69868259804" calcext:value-type="float">
            <text:p>515.698682598</text:p>
          </table:table-cell>
          <table:table-cell table:formula="of:=[.D8]/(1024*1024)" office:value-type="float" office:value="0.303872125743075" calcext:value-type="float">
            <text:p>0.3038721257</text:p>
          </table:table-cell>
          <table:table-cell office:value-type="float" office:value="540749261.803922" calcext:value-type="float">
            <text:p>540749261.803922</text:p>
          </table:table-cell>
          <table:table-cell office:value-type="float" office:value="318633.018123171" calcext:value-type="float">
            <text:p>318633.018123171</text:p>
          </table:table-cell>
          <table:table-cell office:value-type="float" office:value="3" calcext:value-type="float">
            <text:p>3</text:p>
          </table:table-cell>
          <table:table-cell table:formula="of:=[.B8]/2" office:value-type="float" office:value="0.151936062871538" calcext:value-type="float">
            <text:p>0.1519360629</text:p>
          </table:table-cell>
        </table:table-row>
        <table:table-row table:style-name="ro1">
          <table:table-cell table:formula="of:=[.C9]/(1024*1024)" office:value-type="float" office:value="515.69868259804" calcext:value-type="float">
            <text:p>515.698682598</text:p>
          </table:table-cell>
          <table:table-cell table:formula="of:=[.D9]/(1024*1024)" office:value-type="float" office:value="0.303872125743075" calcext:value-type="float">
            <text:p>0.3038721257</text:p>
          </table:table-cell>
          <table:table-cell office:value-type="float" office:value="540749261.803922" calcext:value-type="float">
            <text:p>540749261.803922</text:p>
          </table:table-cell>
          <table:table-cell office:value-type="float" office:value="318633.018123171" calcext:value-type="float">
            <text:p>318633.018123171</text:p>
          </table:table-cell>
          <table:table-cell office:value-type="float" office:value="3.5" calcext:value-type="float">
            <text:p>3.5</text:p>
          </table:table-cell>
          <table:table-cell table:formula="of:=[.B9]/2" office:value-type="float" office:value="0.151936062871538" calcext:value-type="float">
            <text:p>0.1519360629</text:p>
          </table:table-cell>
        </table:table-row>
        <table:table-row table:style-name="ro1">
          <table:table-cell table:formula="of:=[.C10]/(1024*1024)" office:value-type="float" office:value="517.524203431373" calcext:value-type="float">
            <text:p>517.5242034314</text:p>
          </table:table-cell>
          <table:table-cell table:formula="of:=[.D10]/(1024*1024)" office:value-type="float" office:value="0.426995130029887" calcext:value-type="float">
            <text:p>0.42699513</text:p>
          </table:table-cell>
          <table:table-cell office:value-type="float" office:value="542663459.137255" calcext:value-type="float">
            <text:p>542663459.137255</text:p>
          </table:table-cell>
          <table:table-cell office:value-type="float" office:value="447736.845466219" calcext:value-type="float">
            <text:p>447736.845466219</text:p>
          </table:table-cell>
          <table:table-cell office:value-type="float" office:value="4" calcext:value-type="float">
            <text:p>4</text:p>
          </table:table-cell>
          <table:table-cell table:formula="of:=[.B10]/2" office:value-type="float" office:value="0.213497565014944" calcext:value-type="float">
            <text:p>0.213497565</text:p>
          </table:table-cell>
        </table:table-row>
        <table:table-row table:style-name="ro1">
          <table:table-cell table:formula="of:=[.C11]/(1024*1024)" office:value-type="float" office:value="552.417892156863" calcext:value-type="float">
            <text:p>552.4178921569</text:p>
          </table:table-cell>
          <table:table-cell table:formula="of:=[.D11]/(1024*1024)" office:value-type="float" office:value="1.26603641321353" calcext:value-type="float">
            <text:p>1.2660364132</text:p>
          </table:table-cell>
          <table:table-cell office:value-type="float" office:value="579252143.686275" calcext:value-type="float">
            <text:p>579252143.686275</text:p>
          </table:table-cell>
          <table:table-cell office:value-type="float" office:value="1327535.39802179" calcext:value-type="float">
            <text:p>1327535.39802179</text:p>
          </table:table-cell>
          <table:table-cell office:value-type="float" office:value="4.5" calcext:value-type="float">
            <text:p>4.5</text:p>
          </table:table-cell>
          <table:table-cell table:formula="of:=[.B11]/2" office:value-type="float" office:value="0.633018206606765" calcext:value-type="float">
            <text:p>0.6330182066</text:p>
          </table:table-cell>
        </table:table-row>
        <table:table-row table:style-name="ro1">
          <table:table-cell table:formula="of:=[.C12]/(1024*1024)" office:value-type="float" office:value="592.480698529411" calcext:value-type="float">
            <text:p>592.4806985294</text:p>
          </table:table-cell>
          <table:table-cell table:formula="of:=[.D12]/(1024*1024)" office:value-type="float" office:value="2.95674199912135" calcext:value-type="float">
            <text:p>2.9567419991</text:p>
          </table:table-cell>
          <table:table-cell office:value-type="float" office:value="621261040.941176" calcext:value-type="float">
            <text:p>621261040.941176</text:p>
          </table:table-cell>
          <table:table-cell office:value-type="float" office:value="3100368.69847067" calcext:value-type="float">
            <text:p>3100368.69847067</text:p>
          </table:table-cell>
          <table:table-cell office:value-type="float" office:value="5" calcext:value-type="float">
            <text:p>5</text:p>
          </table:table-cell>
          <table:table-cell table:formula="of:=[.B12]/2" office:value-type="float" office:value="1.47837099956068" calcext:value-type="float">
            <text:p>1.4783709996</text:p>
          </table:table-cell>
        </table:table-row>
        <table:table-row table:style-name="ro1">
          <table:table-cell table:formula="of:=[.C13]/(1024*1024)" office:value-type="float" office:value="632.717907475491" calcext:value-type="float">
            <text:p>632.7179074755</text:p>
          </table:table-cell>
          <table:table-cell table:formula="of:=[.D13]/(1024*1024)" office:value-type="float" office:value="3.74997992456585" calcext:value-type="float">
            <text:p>3.7499799246</text:p>
          </table:table-cell>
          <table:table-cell office:value-type="float" office:value="663452812.54902" calcext:value-type="float">
            <text:p>663452812.54902</text:p>
          </table:table-cell>
          <table:table-cell office:value-type="float" office:value="3932138.94938156" calcext:value-type="float">
            <text:p>3932138.94938156</text:p>
          </table:table-cell>
          <table:table-cell office:value-type="float" office:value="5.5" calcext:value-type="float">
            <text:p>5.5</text:p>
          </table:table-cell>
          <table:table-cell table:formula="of:=[.B13]/2" office:value-type="float" office:value="1.87498996228292" calcext:value-type="float">
            <text:p>1.8749899623</text:p>
          </table:table-cell>
        </table:table-row>
        <table:table-row table:style-name="ro1">
          <table:table-cell table:formula="of:=[.C14]/(1024*1024)" office:value-type="float" office:value="676.535845588235" calcext:value-type="float">
            <text:p>676.5358455882</text:p>
          </table:table-cell>
          <table:table-cell table:formula="of:=[.D14]/(1024*1024)" office:value-type="float" office:value="4.57732872940619" calcext:value-type="float">
            <text:p>4.5773287294</text:p>
          </table:table-cell>
          <table:table-cell office:value-type="float" office:value="709399250.823529" calcext:value-type="float">
            <text:p>709399250.823529</text:p>
          </table:table-cell>
          <table:table-cell office:value-type="float" office:value="4799677.04976583" calcext:value-type="float">
            <text:p>4799677.04976583</text:p>
          </table:table-cell>
          <table:table-cell office:value-type="float" office:value="6" calcext:value-type="float">
            <text:p>6</text:p>
          </table:table-cell>
          <table:table-cell table:formula="of:=[.B14]/2" office:value-type="float" office:value="2.2886643647031" calcext:value-type="float">
            <text:p>2.2886643647</text:p>
          </table:table-cell>
        </table:table-row>
        <table:table-row table:style-name="ro1">
          <table:table-cell table:formula="of:=[.C15]/(1024*1024)" office:value-type="float" office:value="720.350873161765" calcext:value-type="float">
            <text:p>720.3508731618</text:p>
          </table:table-cell>
          <table:table-cell table:formula="of:=[.D15]/(1024*1024)" office:value-type="float" office:value="6.72487809675298" calcext:value-type="float">
            <text:p>6.7248780968</text:p>
          </table:table-cell>
          <table:table-cell office:value-type="float" office:value="755342637.176471" calcext:value-type="float">
            <text:p>755342637.176471</text:p>
          </table:table-cell>
          <table:table-cell office:value-type="float" office:value="7051545.77518085" calcext:value-type="float">
            <text:p>7051545.77518085</text:p>
          </table:table-cell>
          <table:table-cell office:value-type="float" office:value="6.5" calcext:value-type="float">
            <text:p>6.5</text:p>
          </table:table-cell>
          <table:table-cell table:formula="of:=[.B15]/2" office:value-type="float" office:value="3.36243904837649" calcext:value-type="float">
            <text:p>3.3624390484</text:p>
          </table:table-cell>
        </table:table-row>
        <table:table-row table:style-name="ro1">
          <table:table-cell table:formula="of:=[.C16]/(1024*1024)" office:value-type="float" office:value="762.940563725491" calcext:value-type="float">
            <text:p>762.9405637255</text:p>
          </table:table-cell>
          <table:table-cell table:formula="of:=[.D16]/(1024*1024)" office:value-type="float" office:value="7.51465395046198" calcext:value-type="float">
            <text:p>7.5146539505</text:p>
          </table:table-cell>
          <table:table-cell office:value-type="float" office:value="800001164.54902" calcext:value-type="float">
            <text:p>800001164.54902</text:p>
          </table:table-cell>
          <table:table-cell office:value-type="float" office:value="7879685.78075962" calcext:value-type="float">
            <text:p>7879685.78075962</text:p>
          </table:table-cell>
          <table:table-cell office:value-type="float" office:value="7" calcext:value-type="float">
            <text:p>7</text:p>
          </table:table-cell>
          <table:table-cell table:formula="of:=[.B16]/2" office:value-type="float" office:value="3.75732697523099" calcext:value-type="float">
            <text:p>3.7573269752</text:p>
          </table:table-cell>
        </table:table-row>
        <table:table-row table:style-name="ro1">
          <table:table-cell table:formula="of:=[.C17]/(1024*1024)" office:value-type="float" office:value="805.644224877451" calcext:value-type="float">
            <text:p>805.6442248775</text:p>
          </table:table-cell>
          <table:table-cell table:formula="of:=[.D17]/(1024*1024)" office:value-type="float" office:value="8.57088409824492" calcext:value-type="float">
            <text:p>8.5708840982</text:p>
          </table:table-cell>
          <table:table-cell office:value-type="float" office:value="844779198.745098" calcext:value-type="float">
            <text:p>844779198.745098</text:p>
          </table:table-cell>
          <table:table-cell office:value-type="float" office:value="8987223.36420126" calcext:value-type="float">
            <text:p>8987223.36420126</text:p>
          </table:table-cell>
          <table:table-cell office:value-type="float" office:value="7.5" calcext:value-type="float">
            <text:p>7.5</text:p>
          </table:table-cell>
          <table:table-cell table:formula="of:=[.B17]/2" office:value-type="float" office:value="4.28544204912246" calcext:value-type="float">
            <text:p>4.2854420491</text:p>
          </table:table-cell>
        </table:table-row>
        <table:table-row table:style-name="ro1">
          <table:table-cell table:formula="of:=[.C18]/(1024*1024)" office:value-type="float" office:value="849.10768995098" calcext:value-type="float">
            <text:p>849.107689951</text:p>
          </table:table-cell>
          <table:table-cell table:formula="of:=[.D18]/(1024*1024)" office:value-type="float" office:value="9.01143686757418" calcext:value-type="float">
            <text:p>9.0114368676</text:p>
          </table:table-cell>
          <table:table-cell office:value-type="float" office:value="890353945.098039" calcext:value-type="float">
            <text:p>890353945.098039</text:p>
          </table:table-cell>
          <table:table-cell office:value-type="float" office:value="9449176.42485346" calcext:value-type="float">
            <text:p>9449176.42485346</text:p>
          </table:table-cell>
          <table:table-cell office:value-type="float" office:value="8" calcext:value-type="float">
            <text:p>8</text:p>
          </table:table-cell>
          <table:table-cell table:formula="of:=[.B18]/2" office:value-type="float" office:value="4.50571843378709" calcext:value-type="float">
            <text:p>4.5057184338</text:p>
          </table:table-cell>
        </table:table-row>
        <table:table-row table:style-name="ro1">
          <table:table-cell table:formula="of:=[.C19]/(1024*1024)" office:value-type="float" office:value="893.390471813725" calcext:value-type="float">
            <text:p>893.3904718137</text:p>
          </table:table-cell>
          <table:table-cell table:formula="of:=[.D19]/(1024*1024)" office:value-type="float" office:value="10.3725109366229" calcext:value-type="float">
            <text:p>10.3725109366</text:p>
          </table:table-cell>
          <table:table-cell office:value-type="float" office:value="936787807.372549" calcext:value-type="float">
            <text:p>936787807.372549</text:p>
          </table:table-cell>
          <table:table-cell office:value-type="float" office:value="10876366.0278803" calcext:value-type="float">
            <text:p>10876366.0278803</text:p>
          </table:table-cell>
          <table:table-cell office:value-type="float" office:value="8.5" calcext:value-type="float">
            <text:p>8.5</text:p>
          </table:table-cell>
          <table:table-cell table:formula="of:=[.B19]/2" office:value-type="float" office:value="5.18625546831145" calcext:value-type="float">
            <text:p>5.1862554683</text:p>
          </table:table-cell>
        </table:table-row>
        <table:table-row table:style-name="ro1">
          <table:table-cell table:formula="of:=[.C20]/(1024*1024)" office:value-type="float" office:value="936.437653186274" calcext:value-type="float">
            <text:p>936.4376531863</text:p>
          </table:table-cell>
          <table:table-cell table:formula="of:=[.D20]/(1024*1024)" office:value-type="float" office:value="12.0167583930056" calcext:value-type="float">
            <text:p>12.016758393</text:p>
          </table:table-cell>
          <table:table-cell office:value-type="float" office:value="981926048.627451" calcext:value-type="float">
            <text:p>981926048.627451</text:p>
          </table:table-cell>
          <table:table-cell office:value-type="float" office:value="12600484.4487042" calcext:value-type="float">
            <text:p>12600484.4487042</text:p>
          </table:table-cell>
          <table:table-cell office:value-type="float" office:value="9" calcext:value-type="float">
            <text:p>9</text:p>
          </table:table-cell>
          <table:table-cell table:formula="of:=[.B20]/2" office:value-type="float" office:value="6.00837919650278" calcext:value-type="float">
            <text:p>6.0083791965</text:p>
          </table:table-cell>
        </table:table-row>
        <table:table-row table:style-name="ro1">
          <table:table-cell table:formula="of:=[.C21]/(1024*1024)" office:value-type="float" office:value="979.157858455887" calcext:value-type="float">
            <text:p>979.1578584559</text:p>
          </table:table-cell>
          <table:table-cell table:formula="of:=[.D21]/(1024*1024)" office:value-type="float" office:value="13.2021822929093" calcext:value-type="float">
            <text:p>13.2021822929</text:p>
          </table:table-cell>
          <table:table-cell office:value-type="float" office:value="1026721430.58824" calcext:value-type="float">
            <text:p>1026721430.58824</text:p>
          </table:table-cell>
          <table:table-cell office:value-type="float" office:value="13843491.4999697" calcext:value-type="float">
            <text:p>13843491.4999697</text:p>
          </table:table-cell>
          <table:table-cell office:value-type="float" office:value="9.5" calcext:value-type="float">
            <text:p>9.5</text:p>
          </table:table-cell>
          <table:table-cell table:formula="of:=[.B21]/2" office:value-type="float" office:value="6.60109114645467" calcext:value-type="float">
            <text:p>6.6010911465</text:p>
          </table:table-cell>
        </table:table-row>
        <table:table-row table:style-name="ro1">
          <table:table-cell table:formula="of:=[.C22]/(1024*1024)" office:value-type="float" office:value="1022.27864583333" calcext:value-type="float">
            <text:p>1022.2786458333</text:p>
          </table:table-cell>
          <table:table-cell table:formula="of:=[.D22]/(1024*1024)" office:value-type="float" office:value="13.6078991931468" calcext:value-type="float">
            <text:p>13.6078991931</text:p>
          </table:table-cell>
          <table:table-cell office:value-type="float" office:value="1071936853.33333" calcext:value-type="float">
            <text:p>1071936853.33333</text:p>
          </table:table-cell>
          <table:table-cell office:value-type="float" office:value="14268916.5043531" calcext:value-type="float">
            <text:p>14268916.5043531</text:p>
          </table:table-cell>
          <table:table-cell office:value-type="float" office:value="10" calcext:value-type="float">
            <text:p>10</text:p>
          </table:table-cell>
          <table:table-cell table:formula="of:=[.B22]/2" office:value-type="float" office:value="6.8039495965734" calcext:value-type="float">
            <text:p>6.8039495966</text:p>
          </table:table-cell>
        </table:table-row>
        <table:table-row table:style-name="ro1">
          <table:table-cell table:formula="of:=[.C23]/(1024*1024)" office:value-type="float" office:value="1065.65341605392" calcext:value-type="float">
            <text:p>1065.6534160539</text:p>
          </table:table-cell>
          <table:table-cell table:formula="of:=[.D23]/(1024*1024)" office:value-type="float" office:value="14.9838132079586" calcext:value-type="float">
            <text:p>14.983813208</text:p>
          </table:table-cell>
          <table:table-cell office:value-type="float" office:value="1117418596.39216" calcext:value-type="float">
            <text:p>1117418596.39216</text:p>
          </table:table-cell>
          <table:table-cell office:value-type="float" office:value="15711666.9183484" calcext:value-type="float">
            <text:p>15711666.9183484</text:p>
          </table:table-cell>
          <table:table-cell office:value-type="float" office:value="10.5" calcext:value-type="float">
            <text:p>10.5</text:p>
          </table:table-cell>
          <table:table-cell table:formula="of:=[.B23]/2" office:value-type="float" office:value="7.4919066039793" calcext:value-type="float">
            <text:p>7.491906604</text:p>
          </table:table-cell>
        </table:table-row>
        <table:table-row table:style-name="ro1">
          <table:table-cell table:formula="of:=[.C24]/(1024*1024)" office:value-type="float" office:value="1109.51095281863" calcext:value-type="float">
            <text:p>1109.5109528186</text:p>
          </table:table-cell>
          <table:table-cell table:formula="of:=[.D24]/(1024*1024)" office:value-type="float" office:value="16.924176357309" calcext:value-type="float">
            <text:p>16.9241763573</text:p>
          </table:table-cell>
          <table:table-cell office:value-type="float" office:value="1163406556.86275" calcext:value-type="float">
            <text:p>1163406556.86275</text:p>
          </table:table-cell>
          <table:table-cell office:value-type="float" office:value="17746285.1480416" calcext:value-type="float">
            <text:p>17746285.1480416</text:p>
          </table:table-cell>
          <table:table-cell office:value-type="float" office:value="11" calcext:value-type="float">
            <text:p>11</text:p>
          </table:table-cell>
          <table:table-cell table:formula="of:=[.B24]/2" office:value-type="float" office:value="8.46208817865448" calcext:value-type="float">
            <text:p>8.4620881787</text:p>
          </table:table-cell>
        </table:table-row>
        <table:table-row table:style-name="ro1">
          <table:table-cell table:formula="of:=[.C25]/(1024*1024)" office:value-type="float" office:value="1152.69829963235" calcext:value-type="float">
            <text:p>1152.6982996324</text:p>
          </table:table-cell>
          <table:table-cell table:formula="of:=[.D25]/(1024*1024)" office:value-type="float" office:value="18.4300010502854" calcext:value-type="float">
            <text:p>18.4300010503</text:p>
          </table:table-cell>
          <table:table-cell office:value-type="float" office:value="1208691772.23529" calcext:value-type="float">
            <text:p>1208691772.23529</text:p>
          </table:table-cell>
          <table:table-cell office:value-type="float" office:value="19325256.7813041" calcext:value-type="float">
            <text:p>19325256.7813041</text:p>
          </table:table-cell>
          <table:table-cell office:value-type="float" office:value="11.5" calcext:value-type="float">
            <text:p>11.5</text:p>
          </table:table-cell>
          <table:table-cell table:formula="of:=[.B25]/2" office:value-type="float" office:value="9.21500052514272" calcext:value-type="float">
            <text:p>9.2150005251</text:p>
          </table:table-cell>
        </table:table-row>
        <table:table-row table:style-name="ro1">
          <table:table-cell table:formula="of:=[.C26]/(1024*1024)" office:value-type="float" office:value="1195.78607536765" calcext:value-type="float">
            <text:p>1195.7860753677</text:p>
          </table:table-cell>
          <table:table-cell table:formula="of:=[.D26]/(1024*1024)" office:value-type="float" office:value="19.3523814009123" calcext:value-type="float">
            <text:p>19.3523814009</text:p>
          </table:table-cell>
          <table:table-cell office:value-type="float" office:value="1253872579.76471" calcext:value-type="float">
            <text:p>1253872579.76471</text:p>
          </table:table-cell>
          <table:table-cell office:value-type="float" office:value="20292442.679843" calcext:value-type="float">
            <text:p>20292442.679843</text:p>
          </table:table-cell>
          <table:table-cell office:value-type="float" office:value="12" calcext:value-type="float">
            <text:p>12</text:p>
          </table:table-cell>
          <table:table-cell table:formula="of:=[.B26]/2" office:value-type="float" office:value="9.67619070045614" calcext:value-type="float">
            <text:p>9.6761907005</text:p>
          </table:table-cell>
        </table:table-row>
        <table:table-row table:style-name="ro1">
          <table:table-cell table:formula="of:=[.C27]/(1024*1024)" office:value-type="float" office:value="1239.01899509804" calcext:value-type="float">
            <text:p>1239.018995098</text:p>
          </table:table-cell>
          <table:table-cell table:formula="of:=[.D27]/(1024*1024)" office:value-type="float" office:value="20.3551834743552" calcext:value-type="float">
            <text:p>20.3551834744</text:p>
          </table:table-cell>
          <table:table-cell office:value-type="float" office:value="1299205581.80392" calcext:value-type="float">
            <text:p>1299205581.80392</text:p>
          </table:table-cell>
          <table:table-cell office:value-type="float" office:value="21343956.8668055" calcext:value-type="float">
            <text:p>21343956.8668055</text:p>
          </table:table-cell>
          <table:table-cell office:value-type="float" office:value="12.5" calcext:value-type="float">
            <text:p>12.5</text:p>
          </table:table-cell>
          <table:table-cell table:formula="of:=[.B27]/2" office:value-type="float" office:value="10.1775917371776" calcext:value-type="float">
            <text:p>10.1775917372</text:p>
          </table:table-cell>
        </table:table-row>
        <table:table-row table:style-name="ro1">
          <table:table-cell table:formula="of:=[.C28]/(1024*1024)" office:value-type="float" office:value="1280.75084252451" calcext:value-type="float">
            <text:p>1280.7508425245</text:p>
          </table:table-cell>
          <table:table-cell table:formula="of:=[.D28]/(1024*1024)" office:value-type="float" office:value="20.6154332440036" calcext:value-type="float">
            <text:p>20.615433244</text:p>
          </table:table-cell>
          <table:table-cell office:value-type="float" office:value="1342964595.45098" calcext:value-type="float">
            <text:p>1342964595.45098</text:p>
          </table:table-cell>
          <table:table-cell office:value-type="float" office:value="21616848.5292643" calcext:value-type="float">
            <text:p>21616848.5292643</text:p>
          </table:table-cell>
          <table:table-cell office:value-type="float" office:value="13" calcext:value-type="float">
            <text:p>13</text:p>
          </table:table-cell>
          <table:table-cell table:formula="of:=[.B28]/2" office:value-type="float" office:value="10.3077166220018" calcext:value-type="float">
            <text:p>10.307716622</text:p>
          </table:table-cell>
        </table:table-row>
        <table:table-row table:style-name="ro1">
          <table:table-cell table:formula="of:=[.C29]/(1024*1024)" office:value-type="float" office:value="1300.06043198529" calcext:value-type="float">
            <text:p>1300.0604319853</text:p>
          </table:table-cell>
          <table:table-cell table:formula="of:=[.D29]/(1024*1024)" office:value-type="float" office:value="15.9228420905262" calcext:value-type="float">
            <text:p>15.9228420905</text:p>
          </table:table-cell>
          <table:table-cell office:value-type="float" office:value="1363212167.52941" calcext:value-type="float">
            <text:p>1363212167.52941</text:p>
          </table:table-cell>
          <table:table-cell office:value-type="float" office:value="16696310.0679156" calcext:value-type="float">
            <text:p>16696310.0679156</text:p>
          </table:table-cell>
          <table:table-cell office:value-type="float" office:value="13.5" calcext:value-type="float">
            <text:p>13.5</text:p>
          </table:table-cell>
          <table:table-cell table:formula="of:=[.B29]/2" office:value-type="float" office:value="7.9614210452631" calcext:value-type="float">
            <text:p>7.9614210453</text:p>
          </table:table-cell>
        </table:table-row>
        <table:table-row table:style-name="ro1">
          <table:table-cell table:formula="of:=[.C30]/(1024*1024)" office:value-type="float" office:value="1004.30016850491" calcext:value-type="float">
            <text:p>1004.3001685049</text:p>
          </table:table-cell>
          <table:table-cell table:formula="of:=[.D30]/(1024*1024)" office:value-type="float" office:value="381.358470478366" calcext:value-type="float">
            <text:p>381.3584704784</text:p>
          </table:table-cell>
          <table:table-cell office:value-type="float" office:value="1053085053.4902" calcext:value-type="float">
            <text:p>1053085053.4902</text:p>
          </table:table-cell>
          <table:table-cell office:value-type="float" office:value="399883339.540323" calcext:value-type="float">
            <text:p>399883339.540323</text:p>
          </table:table-cell>
          <table:table-cell office:value-type="float" office:value="14" calcext:value-type="float">
            <text:p>14</text:p>
          </table:table-cell>
          <table:table-cell table:formula="of:=[.B30]/2" office:value-type="float" office:value="190.679235239183" calcext:value-type="float">
            <text:p>190.6792352392</text:p>
          </table:table-cell>
        </table:table-row>
        <table:table-row table:style-name="ro1">
          <table:table-cell table:formula="of:=[.C31]/(1024*1024)" office:value-type="float" office:value="531.199142156863" calcext:value-type="float">
            <text:p>531.1991421569</text:p>
          </table:table-cell>
          <table:table-cell table:formula="of:=[.D31]/(1024*1024)" office:value-type="float" office:value="106.362920186993" calcext:value-type="float">
            <text:p>106.362920187</text:p>
          </table:table-cell>
          <table:table-cell office:value-type="float" office:value="557002671.686275" calcext:value-type="float">
            <text:p>557002671.686275</text:p>
          </table:table-cell>
          <table:table-cell office:value-type="float" office:value="111529605.397996" calcext:value-type="float">
            <text:p>111529605.397996</text:p>
          </table:table-cell>
          <table:table-cell office:value-type="float" office:value="14.5" calcext:value-type="float">
            <text:p>14.5</text:p>
          </table:table-cell>
          <table:table-cell table:formula="of:=[.B31]/2" office:value-type="float" office:value="53.1814600934963" calcext:value-type="float">
            <text:p>53.1814600935</text:p>
          </table:table-cell>
        </table:table-row>
        <table:table-row table:style-name="ro1">
          <table:table-cell table:formula="of:=[.C32]/(1024*1024)" office:value-type="float" office:value="531.528722426471" calcext:value-type="float">
            <text:p>531.5287224265</text:p>
          </table:table-cell>
          <table:table-cell table:formula="of:=[.D32]/(1024*1024)" office:value-type="float" office:value="109.256080887198" calcext:value-type="float">
            <text:p>109.2560808872</text:p>
          </table:table-cell>
          <table:table-cell office:value-type="float" office:value="557348261.647059" calcext:value-type="float">
            <text:p>557348261.647059</text:p>
          </table:table-cell>
          <table:table-cell office:value-type="float" office:value="114563304.272374" calcext:value-type="float">
            <text:p>114563304.272374</text:p>
          </table:table-cell>
          <table:table-cell office:value-type="float" office:value="15" calcext:value-type="float">
            <text:p>15</text:p>
          </table:table-cell>
          <table:table-cell table:formula="of:=[.B32]/2" office:value-type="float" office:value="54.6280404435988" calcext:value-type="float">
            <text:p>54.6280404436</text:p>
          </table:table-cell>
        </table:table-row>
        <table:table-row table:style-name="ro1">
          <table:table-cell table:formula="of:=[.C33]/(1024*1024)" office:value-type="float" office:value="531.670726102942" calcext:value-type="float">
            <text:p>531.6707261029</text:p>
          </table:table-cell>
          <table:table-cell table:formula="of:=[.D33]/(1024*1024)" office:value-type="float" office:value="110.399579894038" calcext:value-type="float">
            <text:p>110.399579894</text:p>
          </table:table-cell>
          <table:table-cell office:value-type="float" office:value="557497163.294118" calcext:value-type="float">
            <text:p>557497163.294118</text:p>
          </table:table-cell>
          <table:table-cell office:value-type="float" office:value="115762349.886971" calcext:value-type="float">
            <text:p>115762349.886971</text:p>
          </table:table-cell>
          <table:table-cell office:value-type="float" office:value="15.5" calcext:value-type="float">
            <text:p>15.5</text:p>
          </table:table-cell>
          <table:table-cell table:formula="of:=[.B33]/2" office:value-type="float" office:value="55.1997899470191" calcext:value-type="float">
            <text:p>55.199789947</text:p>
          </table:table-cell>
        </table:table-row>
        <table:table-row table:style-name="ro1">
          <table:table-cell table:formula="of:=[.C34]/(1024*1024)" office:value-type="float" office:value="516.211550245098" calcext:value-type="float">
            <text:p>516.2115502451</text:p>
          </table:table-cell>
          <table:table-cell table:formula="of:=[.D34]/(1024*1024)" office:value-type="float" office:value="0.403697942952016" calcext:value-type="float">
            <text:p>0.403697943</text:p>
          </table:table-cell>
          <table:table-cell office:value-type="float" office:value="541287042.509804" calcext:value-type="float">
            <text:p>541287042.509804</text:p>
          </table:table-cell>
          <table:table-cell office:value-type="float" office:value="423307.974228853" calcext:value-type="float">
            <text:p>423307.974228853</text:p>
          </table:table-cell>
          <table:table-cell office:value-type="float" office:value="16" calcext:value-type="float">
            <text:p>16</text:p>
          </table:table-cell>
          <table:table-cell table:formula="of:=[.B34]/2" office:value-type="float" office:value="0.201848971476008" calcext:value-type="float">
            <text:p>0.2018489715</text:p>
          </table:table-cell>
        </table:table-row>
        <table:table-row table:style-name="ro1">
          <table:table-cell table:formula="of:=[.C35]/(1024*1024)" office:value-type="float" office:value="516.209941789216" calcext:value-type="float">
            <text:p>516.2099417892</text:p>
          </table:table-cell>
          <table:table-cell table:formula="of:=[.D35]/(1024*1024)" office:value-type="float" office:value="0.403606818362737" calcext:value-type="float">
            <text:p>0.4036068184</text:p>
          </table:table-cell>
          <table:table-cell office:value-type="float" office:value="541285355.921569" calcext:value-type="float">
            <text:p>541285355.921569</text:p>
          </table:table-cell>
          <table:table-cell office:value-type="float" office:value="423212.423171525" calcext:value-type="float">
            <text:p>423212.423171525</text:p>
          </table:table-cell>
          <table:table-cell office:value-type="float" office:value="16.5" calcext:value-type="float">
            <text:p>16.5</text:p>
          </table:table-cell>
          <table:table-cell table:formula="of:=[.B35]/2" office:value-type="float" office:value="0.201803409181368" calcext:value-type="float">
            <text:p>0.2018034092</text:p>
          </table:table-cell>
        </table:table-row>
        <table:table-row table:style-name="ro1">
          <table:table-cell table:formula="of:=[.C36]/(1024*1024)" office:value-type="float" office:value="516.209941789216" calcext:value-type="float">
            <text:p>516.2099417892</text:p>
          </table:table-cell>
          <table:table-cell table:formula="of:=[.D36]/(1024*1024)" office:value-type="float" office:value="0.403606818362737" calcext:value-type="float">
            <text:p>0.4036068184</text:p>
          </table:table-cell>
          <table:table-cell office:value-type="float" office:value="541285355.921569" calcext:value-type="float">
            <text:p>541285355.921569</text:p>
          </table:table-cell>
          <table:table-cell office:value-type="float" office:value="423212.423171525" calcext:value-type="float">
            <text:p>423212.423171525</text:p>
          </table:table-cell>
          <table:table-cell office:value-type="float" office:value="17" calcext:value-type="float">
            <text:p>17</text:p>
          </table:table-cell>
          <table:table-cell table:formula="of:=[.B36]/2" office:value-type="float" office:value="0.201803409181368" calcext:value-type="float">
            <text:p>0.2018034092</text:p>
          </table:table-cell>
        </table:table-row>
        <table:table-row table:style-name="ro1">
          <table:table-cell table:formula="of:=[.C37]/(1024*1024)" office:value-type="float" office:value="516.209788602942" calcext:value-type="float">
            <text:p>516.2097886029</text:p>
          </table:table-cell>
          <table:table-cell table:formula="of:=[.D37]/(1024*1024)" office:value-type="float" office:value="0.403644207578953" calcext:value-type="float">
            <text:p>0.4036442076</text:p>
          </table:table-cell>
          <table:table-cell office:value-type="float" office:value="541285195.294118" calcext:value-type="float">
            <text:p>541285195.294118</text:p>
          </table:table-cell>
          <table:table-cell office:value-type="float" office:value="423251.628606308" calcext:value-type="float">
            <text:p>423251.628606308</text:p>
          </table:table-cell>
          <table:table-cell office:value-type="float" office:value="17.5" calcext:value-type="float">
            <text:p>17.5</text:p>
          </table:table-cell>
          <table:table-cell table:formula="of:=[.B37]/2" office:value-type="float" office:value="0.201822103789476" calcext:value-type="float">
            <text:p>0.2018221038</text:p>
          </table:table-cell>
        </table:table-row>
        <table:table-row table:style-name="ro1">
          <table:table-cell table:formula="of:=[.C38]/(1024*1024)" office:value-type="float" office:value="516.243774414063" calcext:value-type="float">
            <text:p>516.2437744141</text:p>
          </table:table-cell>
          <table:table-cell table:formula="of:=[.D38]/(1024*1024)" office:value-type="float" office:value="0.301252771404898" calcext:value-type="float">
            <text:p>0.3012527714</text:p>
          </table:table-cell>
          <table:table-cell office:value-type="float" office:value="541320832" calcext:value-type="float">
            <text:p>541320832</text:p>
          </table:table-cell>
          <table:table-cell office:value-type="float" office:value="315886.426028662" calcext:value-type="float">
            <text:p>315886.426028662</text:p>
          </table:table-cell>
          <table:table-cell office:value-type="float" office:value="18" calcext:value-type="float">
            <text:p>18</text:p>
          </table:table-cell>
          <table:table-cell table:formula="of:=[.B38]/2" office:value-type="float" office:value="0.150626385702449" calcext:value-type="float">
            <text:p>0.1506263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20:11:13.583232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8T21:24:41.572762779</dc:date>
    <meta:editing-duration>PT34M7S</meta:editing-duration>
    <meta:editing-cycles>7</meta:editing-cycles>
    <meta:generator>LibreOffice/5.1.6.2$Linux_X86_64 LibreOffice_project/10m0$Build-2</meta:generator>
    <meta:document-statistic meta:table-count="1" meta:cell-count="2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data_cpuWsd.F2:data_cpuWsd.F38" chart:error-lower-range="data_cpuWsd.F2:data_cpuWsd.F38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4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 chart:error-category="cell-range" chart:error-upper-range="data_cpuWsd.F2:data_cpuWsd.F38" chart:error-lower-range="data_cpuWsd.F2:data_cpuWsd.F38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data_cpuWsd.F2:data_cpuWsd.F38" chart:error-lower-range="data_cpuWsd.F2:data_cpuWsd.F38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44cm" svg:height="12.061cm" xlink:href=".." xlink:type="simple" chart:class="chart:line" chart:style-name="ch1">
        <chart:title svg:x="5.338cm" svg:y="0.377cm" chart:style-name="ch2">
          <text:p>Consumo de RAM Nativo</text:p>
        </chart:title>
        <chart:plot-area chart:style-name="ch3" table:cell-range-address="data_cpuWsd.E1:data_cpuWsd.E38 data_cpuWsd.A2:data_cpuWsd.A38" chart:data-source-has-labels="both" svg:x="1.327cm" svg:y="1.397cm" svg:width="14.201cm" svg:height="9.442cm">
          <chartooo:coordinate-region svg:x="2.134cm" svg:y="1.596cm" svg:width="13.069cm" svg:height="8.451cm"/>
          <chart:axis chart:dimension="x" chart:name="primary-x" chart:style-name="ch4" chartooo:axis-type="auto">
            <chartooo:date-scale/>
            <chart:title svg:x="6.862cm" svg:y="11.08cm" chart:style-name="ch5">
              <text:p>Tiempo en segundos</text:p>
            </chart:title>
            <chart:categories table:cell-range-address="data_cpuWsd.E2:data_cpuWsd.E38"/>
            <chart:grid chart:style-name="ch6" chart:class="major"/>
          </chart:axis>
          <chart:axis chart:dimension="y" chart:name="primary-y" chart:style-name="ch7">
            <chart:title svg:x="0.451cm" svg:y="7.419cm" chart:style-name="ch8">
              <text:p>Consumo en MiB</text:p>
            </chart:title>
            <chart:grid chart:style-name="ch6" chart:class="major"/>
          </chart:axis>
          <chart:series chart:style-name="ch9" chart:values-cell-range-address="data_cpuWsd.A2:data_cpuWsd.A38" chart:label-cell-address="data_cpuWsd.E1:data_cpuWsd.E1" chart:class="chart:line">
            <chart:error-indicator chart:style-name="ch10" chart:dimension="y"/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</text:p>
                <draw:g>
                  <svg:desc>data_cpuWsd.E1:data_cpuWsd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ta_cpuWsd.E2:data_cpuWsd.E38</svg:desc>
                </draw:g>
              </table:table-cell>
              <table:table-cell office:value-type="float" office:value="515.297487745098">
                <text:p>515.297487745098</text:p>
                <draw:g>
                  <svg:desc>data_cpuWsd.A2:data_cpuWsd.A38</svg:desc>
                </draw:g>
              </table:table-cell>
              <table:table-cell office:value-type="float" office:value="0.17783752696453">
                <text:p>0.17783752696453</text:p>
                <draw:g>
                  <svg:desc>data_cpuWsd.F2:data_cpuWsd.F38</svg:desc>
                </draw:g>
              </table:table-cell>
              <table:table-cell office:value-type="float" office:value="0.17783752696453">
                <text:p>0.17783752696453</text:p>
                <draw:g>
                  <svg:desc>data_cpuWsd.F2:data_cpuWsd.F38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515.511948529411">
                <text:p>515.511948529411</text:p>
              </table:table-cell>
              <table:table-cell office:value-type="float" office:value="0.177179082660062">
                <text:p>0.177179082660062</text:p>
              </table:table-cell>
              <table:table-cell office:value-type="float" office:value="0.177179082660062">
                <text:p>0.17717908266006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15.673483455882">
                <text:p>515.673483455882</text:p>
              </table:table-cell>
              <table:table-cell office:value-type="float" office:value="0.152668512249098">
                <text:p>0.152668512249098</text:p>
              </table:table-cell>
              <table:table-cell office:value-type="float" office:value="0.152668512249098">
                <text:p>0.152668512249098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515.69868259804">
                <text:p>515.69868259804</text:p>
              </table:table-cell>
              <table:table-cell office:value-type="float" office:value="0.153931043573131">
                <text:p>0.153931043573131</text:p>
              </table:table-cell>
              <table:table-cell office:value-type="float" office:value="0.153931043573131">
                <text:p>0.15393104357313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15.701056985294">
                <text:p>515.701056985294</text:p>
              </table:table-cell>
              <table:table-cell office:value-type="float" office:value="0.15173875913068">
                <text:p>0.15173875913068</text:p>
              </table:table-cell>
              <table:table-cell office:value-type="float" office:value="0.15173875913068">
                <text:p>0.1517387591306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15.69868259804">
                <text:p>515.69868259804</text:p>
              </table:table-cell>
              <table:table-cell office:value-type="float" office:value="0.151936062871538">
                <text:p>0.151936062871538</text:p>
              </table:table-cell>
              <table:table-cell office:value-type="float" office:value="0.151936062871538">
                <text:p>0.1519360628715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15.69868259804">
                <text:p>515.69868259804</text:p>
              </table:table-cell>
              <table:table-cell office:value-type="float" office:value="0.151936062871538">
                <text:p>0.151936062871538</text:p>
              </table:table-cell>
              <table:table-cell office:value-type="float" office:value="0.151936062871538">
                <text:p>0.15193606287153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515.69868259804">
                <text:p>515.69868259804</text:p>
              </table:table-cell>
              <table:table-cell office:value-type="float" office:value="0.151936062871538">
                <text:p>0.151936062871538</text:p>
              </table:table-cell>
              <table:table-cell office:value-type="float" office:value="0.151936062871538">
                <text:p>0.1519360628715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17.524203431373">
                <text:p>517.524203431373</text:p>
              </table:table-cell>
              <table:table-cell office:value-type="float" office:value="0.213497565014944">
                <text:p>0.213497565014944</text:p>
              </table:table-cell>
              <table:table-cell office:value-type="float" office:value="0.213497565014944">
                <text:p>0.21349756501494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552.417892156863">
                <text:p>552.417892156863</text:p>
              </table:table-cell>
              <table:table-cell office:value-type="float" office:value="0.633018206606765">
                <text:p>0.633018206606765</text:p>
              </table:table-cell>
              <table:table-cell office:value-type="float" office:value="0.633018206606765">
                <text:p>0.6330182066067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92.480698529411">
                <text:p>592.480698529411</text:p>
              </table:table-cell>
              <table:table-cell office:value-type="float" office:value="1.47837099956068">
                <text:p>1.47837099956068</text:p>
              </table:table-cell>
              <table:table-cell office:value-type="float" office:value="1.47837099956068">
                <text:p>1.47837099956068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632.717907475491">
                <text:p>632.717907475491</text:p>
              </table:table-cell>
              <table:table-cell office:value-type="float" office:value="1.87498996228292">
                <text:p>1.87498996228292</text:p>
              </table:table-cell>
              <table:table-cell office:value-type="float" office:value="1.87498996228292">
                <text:p>1.8749899622829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76.535845588235">
                <text:p>676.535845588235</text:p>
              </table:table-cell>
              <table:table-cell office:value-type="float" office:value="2.2886643647031">
                <text:p>2.2886643647031</text:p>
              </table:table-cell>
              <table:table-cell office:value-type="float" office:value="2.2886643647031">
                <text:p>2.2886643647031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720.350873161765">
                <text:p>720.350873161765</text:p>
              </table:table-cell>
              <table:table-cell office:value-type="float" office:value="3.36243904837649">
                <text:p>3.36243904837649</text:p>
              </table:table-cell>
              <table:table-cell office:value-type="float" office:value="3.36243904837649">
                <text:p>3.362439048376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62.940563725491">
                <text:p>762.940563725491</text:p>
              </table:table-cell>
              <table:table-cell office:value-type="float" office:value="3.75732697523099">
                <text:p>3.75732697523099</text:p>
              </table:table-cell>
              <table:table-cell office:value-type="float" office:value="3.75732697523099">
                <text:p>3.75732697523099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805.644224877451">
                <text:p>805.644224877451</text:p>
              </table:table-cell>
              <table:table-cell office:value-type="float" office:value="4.28544204912246">
                <text:p>4.28544204912246</text:p>
              </table:table-cell>
              <table:table-cell office:value-type="float" office:value="4.28544204912246">
                <text:p>4.285442049122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49.10768995098">
                <text:p>849.10768995098</text:p>
              </table:table-cell>
              <table:table-cell office:value-type="float" office:value="4.50571843378709">
                <text:p>4.50571843378709</text:p>
              </table:table-cell>
              <table:table-cell office:value-type="float" office:value="4.50571843378709">
                <text:p>4.50571843378709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893.390471813725">
                <text:p>893.390471813725</text:p>
              </table:table-cell>
              <table:table-cell office:value-type="float" office:value="5.18625546831145">
                <text:p>5.18625546831145</text:p>
              </table:table-cell>
              <table:table-cell office:value-type="float" office:value="5.18625546831145">
                <text:p>5.1862554683114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36.437653186274">
                <text:p>936.437653186274</text:p>
              </table:table-cell>
              <table:table-cell office:value-type="float" office:value="6.00837919650278">
                <text:p>6.00837919650278</text:p>
              </table:table-cell>
              <table:table-cell office:value-type="float" office:value="6.00837919650278">
                <text:p>6.00837919650278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979.157858455887">
                <text:p>979.157858455887</text:p>
              </table:table-cell>
              <table:table-cell office:value-type="float" office:value="6.60109114645467">
                <text:p>6.60109114645467</text:p>
              </table:table-cell>
              <table:table-cell office:value-type="float" office:value="6.60109114645467">
                <text:p>6.601091146454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22.27864583333">
                <text:p>1022.27864583333</text:p>
              </table:table-cell>
              <table:table-cell office:value-type="float" office:value="6.8039495965734">
                <text:p>6.8039495965734</text:p>
              </table:table-cell>
              <table:table-cell office:value-type="float" office:value="6.8039495965734">
                <text:p>6.8039495965734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065.65341605392">
                <text:p>1065.65341605392</text:p>
              </table:table-cell>
              <table:table-cell office:value-type="float" office:value="7.4919066039793">
                <text:p>7.4919066039793</text:p>
              </table:table-cell>
              <table:table-cell office:value-type="float" office:value="7.4919066039793">
                <text:p>7.491906603979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09.51095281863">
                <text:p>1109.51095281863</text:p>
              </table:table-cell>
              <table:table-cell office:value-type="float" office:value="8.46208817865448">
                <text:p>8.46208817865448</text:p>
              </table:table-cell>
              <table:table-cell office:value-type="float" office:value="8.46208817865448">
                <text:p>8.46208817865448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1152.69829963235">
                <text:p>1152.69829963235</text:p>
              </table:table-cell>
              <table:table-cell office:value-type="float" office:value="9.21500052514272">
                <text:p>9.21500052514272</text:p>
              </table:table-cell>
              <table:table-cell office:value-type="float" office:value="9.21500052514272">
                <text:p>9.2150005251427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95.78607536765">
                <text:p>1195.78607536765</text:p>
              </table:table-cell>
              <table:table-cell office:value-type="float" office:value="9.67619070045614">
                <text:p>9.67619070045614</text:p>
              </table:table-cell>
              <table:table-cell office:value-type="float" office:value="9.67619070045614">
                <text:p>9.67619070045614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239.01899509804">
                <text:p>1239.01899509804</text:p>
              </table:table-cell>
              <table:table-cell office:value-type="float" office:value="10.1775917371776">
                <text:p>10.1775917371776</text:p>
              </table:table-cell>
              <table:table-cell office:value-type="float" office:value="10.1775917371776">
                <text:p>10.177591737177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280.75084252451">
                <text:p>1280.75084252451</text:p>
              </table:table-cell>
              <table:table-cell office:value-type="float" office:value="10.3077166220018">
                <text:p>10.3077166220018</text:p>
              </table:table-cell>
              <table:table-cell office:value-type="float" office:value="10.3077166220018">
                <text:p>10.3077166220018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300.06043198529">
                <text:p>1300.06043198529</text:p>
              </table:table-cell>
              <table:table-cell office:value-type="float" office:value="7.9614210452631">
                <text:p>7.9614210452631</text:p>
              </table:table-cell>
              <table:table-cell office:value-type="float" office:value="7.9614210452631">
                <text:p>7.9614210452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04.30016850491">
                <text:p>1004.30016850491</text:p>
              </table:table-cell>
              <table:table-cell office:value-type="float" office:value="190.679235239183">
                <text:p>190.679235239183</text:p>
              </table:table-cell>
              <table:table-cell office:value-type="float" office:value="190.679235239183">
                <text:p>190.679235239183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531.199142156863">
                <text:p>531.199142156863</text:p>
              </table:table-cell>
              <table:table-cell office:value-type="float" office:value="53.1814600934963">
                <text:p>53.1814600934963</text:p>
              </table:table-cell>
              <table:table-cell office:value-type="float" office:value="53.1814600934963">
                <text:p>53.18146009349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31.528722426471">
                <text:p>531.528722426471</text:p>
              </table:table-cell>
              <table:table-cell office:value-type="float" office:value="54.6280404435988">
                <text:p>54.6280404435988</text:p>
              </table:table-cell>
              <table:table-cell office:value-type="float" office:value="54.6280404435988">
                <text:p>54.6280404435988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531.670726102942">
                <text:p>531.670726102942</text:p>
              </table:table-cell>
              <table:table-cell office:value-type="float" office:value="55.1997899470191">
                <text:p>55.1997899470191</text:p>
              </table:table-cell>
              <table:table-cell office:value-type="float" office:value="55.1997899470191">
                <text:p>55.19978994701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16.211550245098">
                <text:p>516.211550245098</text:p>
              </table:table-cell>
              <table:table-cell office:value-type="float" office:value="0.201848971476008">
                <text:p>0.201848971476008</text:p>
              </table:table-cell>
              <table:table-cell office:value-type="float" office:value="0.201848971476008">
                <text:p>0.201848971476008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516.209941789216">
                <text:p>516.209941789216</text:p>
              </table:table-cell>
              <table:table-cell office:value-type="float" office:value="0.201803409181368">
                <text:p>0.201803409181368</text:p>
              </table:table-cell>
              <table:table-cell office:value-type="float" office:value="0.201803409181368">
                <text:p>0.2018034091813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16.209941789216">
                <text:p>516.209941789216</text:p>
              </table:table-cell>
              <table:table-cell office:value-type="float" office:value="0.201803409181368">
                <text:p>0.201803409181368</text:p>
              </table:table-cell>
              <table:table-cell office:value-type="float" office:value="0.201803409181368">
                <text:p>0.201803409181368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516.209788602942">
                <text:p>516.209788602942</text:p>
              </table:table-cell>
              <table:table-cell office:value-type="float" office:value="0.201822103789476">
                <text:p>0.201822103789476</text:p>
              </table:table-cell>
              <table:table-cell office:value-type="float" office:value="0.201822103789476">
                <text:p>0.20182210378947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16.243774414063">
                <text:p>516.243774414063</text:p>
              </table:table-cell>
              <table:table-cell office:value-type="float" office:value="0.150626385702449">
                <text:p>0.150626385702449</text:p>
              </table:table-cell>
              <table:table-cell office:value-type="float" office:value="0.150626385702449">
                <text:p>0.1506263857024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